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table:style-name="Default" office:value-type="string" calcext:value-type="string">
            <text:p>Abbreviation</text:p>
          </table:table-cell>
          <table:table-cell table:style-name="Default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usd.en.html" xlink:type="simple">US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usd.en.html" xlink:type="simple">US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jpy.en.html" xlink:type="simple">JPY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jpy.en.html" xlink:type="simple">Japanese ye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bgn.en.html" xlink:type="simple">BGN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bgn.en.html" xlink:type="simple">Bulgarian lev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czk.en.html" xlink:type="simple">CZ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czk.en.html" xlink:type="simple">Czech koru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dkk.en.html" xlink:type="simple">DK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dkk.en.html" xlink:type="simple">Danish kron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gbp.en.html" xlink:type="simple">GBP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gbp.en.html" xlink:type="simple">Pound sterlin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huf.en.html" xlink:type="simple">HUF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huf.en.html" xlink:type="simple">Hungarian fori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pln.en.html" xlink:type="simple">PLN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pln.en.html" xlink:type="simple">Polish zlot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ron.en.html" xlink:type="simple">RON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ron.en.html" xlink:type="simple">Romanian leu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sek.en.html" xlink:type="simple">SE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sek.en.html" xlink:type="simple">Swedish kro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chf.en.html" xlink:type="simple">CHF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chf.en.html" xlink:type="simple">Swiss franc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isk.en.html" xlink:type="simple">IS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isk.en.html" xlink:type="simple">Icelandic kro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nok.en.html" xlink:type="simple">NO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nok.en.html" xlink:type="simple">Norwegian kron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hrk.en.html" xlink:type="simple">HRK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hrk.en.html" xlink:type="simple">Croatian ku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rub.en.html" xlink:type="simple">RUB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rub.en.html" xlink:type="simple">Russian roub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try.en.html" xlink:type="simple">TRY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try.en.html" xlink:type="simple">Turkish lir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aud.en.html" xlink:type="simple">AU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aud.en.html" xlink:type="simple">Australian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brl.en.html" xlink:type="simple">BRL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brl.en.html" xlink:type="simple">Brazilian re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cad.en.html" xlink:type="simple">CA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cad.en.html" xlink:type="simple">Canadian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cny.en.html" xlink:type="simple">CNY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cny.en.html" xlink:type="simple">Chinese yuan renminb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hkd.en.html" xlink:type="simple">HK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hkd.en.html" xlink:type="simple">Hong Kong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idr.en.html" xlink:type="simple">IDR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idr.en.html" xlink:type="simple">Indonesian rupia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ils.en.html" xlink:type="simple">ILS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ils.en.html" xlink:type="simple">Israeli sheke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inr.en.html" xlink:type="simple">INR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inr.en.html" xlink:type="simple">Indian rupe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krw.en.html" xlink:type="simple">KRW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krw.en.html" xlink:type="simple">South Korean wo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mxn.en.html" xlink:type="simple">MXN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mxn.en.html" xlink:type="simple">Mexican pes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myr.en.html" xlink:type="simple">MYR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myr.en.html" xlink:type="simple">Malaysian ringg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nzd.en.html" xlink:type="simple">NZ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nzd.en.html" xlink:type="simple">New Zealand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php.en.html" xlink:type="simple">PHP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php.en.html" xlink:type="simple">Philippine pes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sgd.en.html" xlink:type="simple">SGD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sgd.en.html" xlink:type="simple">Singapore doll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thb.en.html" xlink:type="simple">THB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thb.en.html" xlink:type="simple">Thai baht</text:a>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ww.ecb.europa.eu/stats/policy_and_exchange_rates/euro_reference_exchange_rates/html/eurofxref-graph-zar.en.html" xlink:type="simple">ZAR</text:a></text:p>
          </table:table-cell>
          <table:table-cell office:value-type="string" calcext:value-type="string">
            <text:p><text:a xlink:href="https://www.ecb.europa.eu/stats/policy_and_exchange_rates/euro_reference_exchange_rates/html/eurofxref-graph-zar.en.html" xlink:type="simple">South African rand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7:38:07.618157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22:34:02.271241227</meta:creation-date>
    <dc:date>2022-02-19T17:38:41.885264900</dc:date>
    <meta:editing-duration>PT2M10S</meta:editing-duration>
    <meta:editing-cycles>2</meta:editing-cycles>
    <meta:generator>LibreOffice/7.3.0.3$Linux_X86_64 LibreOffice_project/30$Build-3</meta:generator>
    <meta:document-statistic meta:table-count="1" meta:cell-count="66" meta:object-count="0"/>
  </office:meta>
</office:document-meta>
</file>